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0.838cm" style:auto-text-indent="false">
        <style:tab-stops>
          <style:tab-stop style:position="8.932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.838cm" style:auto-text-indent="false">
        <style:tab-stops>
          <style:tab-stop style:position="8.932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.97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ons: </text:p>
      <text:p text:style-name="Standard"/>
      <text:p text:style-name="Standard">#&lt;Ruport::Controller::Options</text:p>
      <text:p text:style-name="Standard"/>
      <text:p text:style-name="Standard">bank_cin_abicab="IT33-E-05387-66130",</text:p>
      <text:p text:style-name="Standard">customer_phone_fax="++39.051.6699845",</text:p>
      <text:p text:style-name="Standard">header_object="Susanna Tuttapanna torna al contrattacco e chiede di uscire nuovamente col vostro consulente preferito.",</text:p>
      <text:p text:style-name="Standard">customer_phone_hq="++39.051.6699800",</text:p>
      <text:p text:style-name="Standard"><text:span text:style-name="T4">company_e_mail</text:span>="<text:a xlink:type="simple" xlink:href="mailto:fasar.software@libero.it">fasar.software@libero.it</text:a>",</text:p>
      <text:p text:style-name="Standard">customer_e_mail="<text:a xlink:type="simple" xlink:href="mailto:inter.pompe@interpompe.it">inter.pompe@interpompe.it</text:a>",</text:p>
      <text:p text:style-name="Standard"><text:span text:style-name="T4">company_name</text:span>="FASAR Software di Stefano Alloro",</text:p>
      <text:p text:style-name="Standard">current_datetime="[2012-05-03,<text:tab/>11:57:51]",</text:p>
      <text:p text:style-name="Standard"><text:span text:style-name="T4">company_full_address</text:span>="via Grazia Deledda,<text:tab/>1,<text:tab/>Albinea,<text:tab/>42020,<text:tab/>Reggio Emilia",<text:tab/>template_file="lib/reporting/invoice_it.odt",</text:p>
      <text:p text:style-name="Standard">customer_name="Interpompe s.p.a.",</text:p>
      <text:p text:style-name="Standard">company_logo_big="public/images/fasar_logo_1.jpg",</text:p>
      <text:p text:style-name="Standard">bank_cc="000000906683",</text:p>
      <text:p text:style-name="Standard">bank_name="Banca Popolare dell'Emilia Romagna",</text:p>
      <text:p text:style-name="Standard">customer_vat_registration="012445 67890",</text:p>
      <text:p text:style-name="Standard"><text:span text:style-name="T4">company_vat_registration</text:span>="01819 150 358",</text:p>
      <text:p text:style-name="Standard">output_file="public/output/2006-0002_Interpompe_20120503_1157.odt",<text:tab/>customer_full_address="via Sochmel,<text:tab/>69,<text:tab/>Bologna,<text:tab/>40100,<text:tab/>Bologna",</text:p>
      <text:p text:style-name="Standard"><text:span text:style-name="T4">company_logo_short</text:span>="public/images/fasar_logo_2.jpg",</text:p>
      <text:p text:style-name="Standard"><text:span text:style-name="T4">company_phone_fax</text:span>="++39.0522.347996",</text:p>
      <text:p text:style-name="Standard"><text:span text:style-name="T4">company_phone_main</text:span>="++39.0522.347996",</text:p>
      <text:p text:style-name="Standard">date="12-09-2006",</text:p>
      <text:p text:style-name="Standard">customer_tax_code=nil,</text:p>
      <text:p text:style-name="Standard">customer_phone_main="++39.051.6699844",</text:p>
      <text:p text:style-name="Standard"><text:span text:style-name="T4">company_tax_code</text:span>="LLRSFN 69H15 H223N",</text:p>
      <text:p text:style-name="Standard"><text:span text:style-name="T4">report_title</text:span>="2/2006",</text:p>
      <text:p text:style-name="Standard">notes_text="Bonifico Bancario 30 gg. data fattura\n\nStavolta le spese sono state piu' ingenti per via dell'hotel di lusso.",</text:p>
      <text:p text:style-name="Standard"><text:span text:style-name="T4">company_phone_hq</text:span>="++39.339.7400931"&gt; </text:p>
      <text:p text:style-name="Standard"/>
      <text:p text:style-name="P2">Data: </text:p>
      <text:p text:style-name="Standard"/>
      <text:p text:style-name="Standard">{:privacy_statement=&gt;"&lt;b&gt;Informativa sintetica sulla Privacy&lt;/b&gt; - Nel rispetto delle ultime versioni della normativa sulla tutela dei dati personali,<text:tab/>vi informiamo che gli eventuali dati in nostro possesso,<text:tab/>acquisiti durante il corso dei rapporti di collaborazione o consulenza appena compiuti,<text:tab/>saranno conservati e utilizzati esclusivamente a fine amministrativo e fiscale. In qualsiasi momento potete richiederne l'eliminazione o la rettifica rivolgendovi direttamente al titolare del nostro studio.",</text:p>
      <text:p text:style-name="Standard"/>
      <text:p text:style-name="Standard"><text:span text:style-name="T4">:summary</text:span>=&gt;{:total_taxable_amount=&gt;3150.0,<text:tab/>:total=&gt;3780.0,<text:tab/>:subtotal=&gt;3000.0,</text:p>
      <text:p text:style-name="Standard"><text:tab/>:account_wage=&gt;-0.2,<text:tab/>:social_security_amount=&gt;150.0,</text:p>
      <text:p text:style-name="Standard"><text:tab/>:currency_name=&gt;"euro",<text:tab/>:social_security_cost=&gt;0.05,</text:p>
      <text:p text:style-name="Standard"><text:tab/>:account_wage_amount=&gt;5.0,<text:tab/>:total_tax=&gt;630.0,<text:tab/>:grand_total=&gt;3155.0,</text:p>
      <text:p text:style-name="Standard"><text:tab/>:total_expenses=&gt;5.0,<text:tab/>:sum_cost_x_qty=&gt;3000.0},</text:p>
      <text:p text:style-name="Standard"/>
      <text:p text:style-name="Standard"><text:s/>:report_base_name=&gt;"2006-0002_Interpompe",</text:p>
      <text:p text:style-name="Standard"><text:span text:style-name="T4">:is_internal_copy</text:span>=&gt;nil,</text:p>
      <text:p text:style-name="Standard"><text:soft-page-break/></text:p>
      <text:p text:style-name="Standard"><text:span text:style-name="T2">:data_table</text:span>=&gt;#&lt;Ruport::<text:a xlink:type="simple" xlink:href="data::Table:0x7f6d0aa07340">Data::Table:0x7f6d0aa07340</text:a></text:p>
      <text:p text:style-name="Standard">@column_names=[:round_quantity,<text:tab/>:le_invoice_row_unit,<text:tab/>:description,<text:tab/>:unit_cost,</text:p>
      <text:p text:style-name="Standard"><text:tab/>:taxable_amount,<text:tab/>:discount_percent,<text:tab/>:vat_tax_percent,<text:tab/>:net_tax,</text:p>
      <text:p text:style-name="Standard"><text:tab/>:net_amount],</text:p>
      <text:p text:style-name="Standard">@data=</text:p>
      <text:p text:style-name="Standard">[</text:p>
      <text:p text:style-name="P6">#&lt;Ruport::<text:a xlink:type="simple" xlink:href="data::Record:0x7f6d0a9ed260">Data::Record:0x7f6d0a9ed260</text:a></text:p>
      <text:p text:style-name="P6">@attributes=[:round_quantity,<text:tab/>:le_invoice_row_unit,<text:tab/>:description,<text:tab/>:unit_cost,</text:p>
      <text:p text:style-name="P6"><text:tab/>:taxable_amount,<text:tab/>:discount_percent,<text:tab/>:vat_tax_percent,<text:tab/>:net_tax,</text:p>
      <text:p text:style-name="P6"><text:tab/>:net_amount],</text:p>
      <text:p text:style-name="P6">@data={:net_amount=&gt;"2000.00",<text:tab/>:vat_tax_percent=&gt;"20.00",<text:tab/>:round_quantity=&gt;"1",</text:p>
      <text:p text:style-name="P6"><text:tab/>:le_invoice_row_unit=&gt;"",<text:tab/>:unit_cost=&gt;"2000.00",</text:p>
      <text:p text:style-name="P6"><text:tab/>:taxable_amount=&gt;"2000.00",<text:tab/>:net_tax=&gt;"400.00",<text:tab/>:discount_percent=&gt;"0.00",</text:p>
      <text:p text:style-name="P6">:description=&gt;"ecco la prima riga,<text:tab/>forfettaria"}&gt;,</text:p>
      <text:p text:style-name="P6"><text:s/>#&lt;Ruport::<text:a xlink:type="simple" xlink:href="data::Record:0x7f6d0a9e8828">Data::Record:0x7f6d0a9e8828</text:a></text:p>
      <text:p text:style-name="P6">@attributes=[:round_quantity,<text:tab/>:le_invoice_row_unit,<text:tab/>:description,<text:tab/>:unit_cost,</text:p>
      <text:p text:style-name="P6"><text:tab/>:taxable_amount,<text:tab/>:discount_percent,<text:tab/>:vat_tax_percent,<text:tab/>:net_tax,</text:p>
      <text:p text:style-name="P6"><text:tab/>:net_amount],</text:p>
      <text:p text:style-name="P6">@data={:net_amount=&gt;"1000.00",<text:tab/>:vat_tax_percent=&gt;"20.00",<text:tab/>:round_quantity=&gt;"1",<text:tab/>:le_invoice_row_unit=&gt;"",<text:tab/>:unit_cost=&gt;"1000.00",</text:p>
      <text:p text:style-name="P6"><text:tab/>:taxable_amount=&gt;"1000.00",<text:tab/>:net_tax=&gt;"200.00",<text:tab/>:discount_percent=&gt;"0.00",</text:p>
      <text:p text:style-name="P6"><text:tab/>:description=&gt;"ecco la seconda riga"}&gt;</text:p>
      <text:p text:style-name="P5">],<text:tab/>@record_class="Ruport::<text:a xlink:type="simple" xlink:href="data::Record">Data::Record</text:a>"&gt;,</text:p>
      <text:p text:style-name="Standard"/>
      <text:p text:style-name="Standard">:currency_name=&gt;"euro",<text:tab/>:currency_short=&gt;"€",</text:p>
      <text:p text:style-name="Standard"/>
      <text:p text:style-name="Standard"><text:span text:style-name="T2">:label_hash</text:span>=&gt;{</text:p>
      <text:p text:style-name="P3">:le_invoice_row_unit_id=&gt;"U.m.",<text:tab/>:description=&gt;"Descrizione",<text:tab/>:id=&gt;"id",</text:p>
      <text:p text:style-name="P3">:customer_full_address=&gt;"Indirizzo",<text:tab/>:customer=&gt;"Cliente",</text:p>
      <text:p text:style-name="P3">:unit_cost=&gt;"Costo unitario [Euro]",<text:tab/>:header_object=&gt;"Oggetto",</text:p>
      <text:p text:style-name="P3">:total_taxable_amount=&gt;"Totale Imponibile",<text:tab/>:le_currency_id=&gt;"Valuta",</text:p>
      <text:p text:style-name="P3">:copy_watermark=&gt;"( COPIA ad uso amministrativo interno )",</text:p>
      <text:p text:style-name="P3">:company_e_mail=&gt;"e-mail",<text:tab/>:created_on=&gt;"Creato il",</text:p>
      <text:p text:style-name="P3">:company_full_address=&gt;"Indirizzo",<text:tab/>:customer_e_mail=&gt;"e-mail",</text:p>
      <text:p text:style-name="P3">:total=&gt;"Totale",<text:tab/>:grand_total=&gt;"Totale complessivo",</text:p>
      <text:p text:style-name="P3">:report_title=&gt;"FATTURA",<text:tab/>:net_amount=&gt;"Netto Imponibile [Euro]",</text:p>
      <text:p text:style-name="P3">:notes_text=&gt;"Note",<text:tab/>:customer_tax_code=&gt;"Cod. Fiscale",</text:p>
      <text:p text:style-name="P3">:bank_cc=&gt;"C/C",<text:tab/>:is_fully_payed=&gt;"Saldata?",</text:p>
      <text:p text:style-name="P4">:account_wage_amount=&gt;"translation missing: it.invoice_row.account_wage_amount",</text:p>
      <text:p text:style-name="P3">:company_phone_hq=&gt;"Tel. (alt.)",<text:tab/>:company_vat_registration=&gt;"Part. IVA",</text:p>
      <text:p text:style-name="P3">:round_quantity=&gt;"Q.ta'",<text:tab/>:customer_phone_fax=&gt;"FAX",</text:p>
      <text:p text:style-name="P3">:discount=&gt;"Sconto",<text:tab/>:company_phone_fax=&gt;"FAX",</text:p>
      <text:p text:style-name="P3">:vat_registration=&gt;"Part. IVA",<text:tab/>:total_tax=&gt;"Totale Imposta",</text:p>
      <text:p text:style-name="P3">:company_name=&gt;"Nome ditta",<text:tab/>:notes=&gt;"Note",<text:tab/></text:p>
      <text:p text:style-name="P3">:total_expenses=&gt;"Spese tot. forfettarie",<text:tab/>:net_tax=&gt;"Imposta al Netto [Euro]",</text:p>
      <text:p text:style-name="P3">:e_mail=&gt;"e-mail",<text:tab/>:recipient_firm_id=&gt;"Destinatario",</text:p>
      <text:p text:style-name="P4">:social_security_amount=&gt;"translation missing: it.invoice_row.social_security_amount",</text:p>
      <text:p text:style-name="P3">:firm_id=&gt;"Ditta",<text:tab/>:quantity=&gt;"Q.ta'",</text:p>
      <text:p text:style-name="P3">:vat_tax=&gt;"IVA",<text:tab/>:customer_phone_main=&gt;"Tel.(princ.)",</text:p>
      <text:p text:style-name="P3">:updated_on=&gt;"Aggiornato il",<text:tab/>:customer_name=&gt;"Cliente",</text:p>
      <text:p text:style-name="P3">:le_invoice_payment_type_id=&gt;"Tipo pagamento",<text:tab/>:date=&gt;"Data",</text:p>
      <text:p text:style-name="P3">:project_id=&gt;"Progetto",<text:tab/>:account_wage=&gt;"Ritenuta d'acconto",</text:p>
      <text:p text:style-name="P3">:bank_cin_abicab=&gt;"Cod. IBAN",<text:tab/>:name=&gt;"Nome",</text:p>
      <text:p text:style-name="P3">:company_phone_main=&gt;"Tel. (princ.)",<text:tab/>:customer_vat_registration=&gt;"Part. IVA",</text:p>
      <text:p text:style-name="P3">:banking_coordinates=&gt;"Coordinate Bancarie",<text:tab/>:notes_title=&gt;"Note",</text:p>
      <text:p text:style-name="P3">:customer_phone_hq=&gt;"Tel.(alt.)",<text:tab/>:invoice_id=&gt;"Fattura",</text:p>
      <text:p text:style-name="P4"><text:soft-page-break/>:currency_name=&gt;"translation missing: it.invoice_row.currency_name",</text:p>
      <text:p text:style-name="P3">:lock_version=&gt;"lock version",<text:tab/>:taxable_amount=&gt;"Imponibile [Euro]",</text:p>
      <text:p text:style-name="P3">:phone_main=&gt;"Tel.",<text:tab/>:subtotal=&gt;"Totale voci",<text:tab/></text:p>
      <text:p text:style-name="P3">:discount_percent=&gt;"Sconti (%)",<text:tab/>:vat_tax_percent=&gt;"IVA (%)",</text:p>
      <text:p text:style-name="P3">:tax_code=&gt;"Cod. Fiscale",<text:tab/>:company_tax_code=&gt;"Cod. Fisc.",</text:p>
      <text:p text:style-name="P3">:phone_fax=&gt;"FAX",<text:tab/>:le_invoice_row_unit=&gt;"Unita'",</text:p>
      <text:p text:style-name="P3">:date_invoice=&gt;"Data",<text:tab/>:sum_cost_x_qty=&gt;"Totale voci",</text:p>
      <text:p text:style-name="P3">:invoice_number=&gt;"Fattura #",<text:tab/>:social_security_cost=&gt;"Rivalsa contrib. Previdenz."</text:p>
      <text:p text:style-name="P5">},</text:p>
      <text:p text:style-name="Standard"/>
      <text:p text:style-name="Standard">:report_title=&gt;"2006-0002 – Interpompe",</text:p>
      <text:p text:style-name="Standard">:grouping_total=&gt;"3155.0"</text:p>
      <text:p text:style-name="Standard">}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18cm" fo:margin-right="2.0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Alloro</meta:initial-creator>
    <meta:creation-date>2012-05-03T12:31:22</meta:creation-date>
    <dc:date>2012-05-03T18:17:34</dc:date>
    <dc:creator>Stefano Alloro</dc:creator>
    <meta:editing-duration>PT5H30M33S</meta:editing-duration>
    <meta:editing-cycles>5</meta:editing-cycles>
    <meta:generator>LibreOffice/3.4$Unix LibreOffice_project/340m1$Build-1505</meta:generator>
    <meta:document-statistic meta:table-count="0" meta:image-count="0" meta:object-count="0" meta:page-count="3" meta:paragraph-count="102" meta:word-count="351" meta:character-count="5740" meta:non-whitespace-character-count="5469"/>
  </office:meta>
</office:document-meta>
</file>